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MSFTPEntryParser.isVersio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MSFTPEntryParser.getDefaul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MSFTPEntryParser.readNextEntry( BufferedReader re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MSFTPEntryParser.parseFileList( InputStream lis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MSFTPEntryParser.VMSFTPEntry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MSFTPEntryParser.parseFTPEntry( String entr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VMSFTPEntryParser.VMSFTPEntryParser( FTPCli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